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JetBrains Mono SemiBold" svg:font-family="'JetBrains Mono SemiBold', monospace, monospace, 'Droid Sans Fallback', 'Droid Sans Mono', monospace, monospace, 'Droid Sans Fallback'"/>
    <style:font-face style:name="Lohit Devanagari2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F" svg:font-family="" style:font-family-generic="roman"/>
    <style:font-face style:name="JetBrains Mono" svg:font-family="'JetBrains Mono'" style:font-pitch="fixed"/>
    <style:font-face style:name="JetBrains Mono1" svg:font-family="'JetBrains Mono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center"/>
    </style:style>
    <style:style style:name="Table1.A" style:family="table-column">
      <style:table-column-properties style:column-width="8.5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2pt" fo:font-style="italic" officeooo:rsid="0018adb1" officeooo:paragraph-rsid="00088d3e" style:font-size-asian="12pt" style:font-style-asian="italic" style:font-size-complex="12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paragraph-rsid="00088d3e" style:font-size-asian="20pt" style:font-size-complex="20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11a3e9"/>
    </style:style>
    <style:style style:name="P6" style:family="paragraph" style:parent-style-name="Standard">
      <style:paragraph-properties fo:text-align="justify" style:justify-single-word="false"/>
      <style:text-properties officeooo:paragraph-rsid="0019bb70"/>
    </style:style>
    <style:style style:name="P7" style:family="paragraph" style:parent-style-name="Standard">
      <style:paragraph-properties fo:text-align="justify" style:justify-single-word="false"/>
      <style:text-properties officeooo:paragraph-rsid="001ba1e9"/>
    </style:style>
    <style:style style:name="P8" style:family="paragraph" style:parent-style-name="Standard">
      <style:paragraph-properties fo:text-align="justify" style:justify-single-word="false"/>
      <style:text-properties officeooo:paragraph-rsid="0021bc78"/>
    </style:style>
    <style:style style:name="P9" style:family="paragraph" style:parent-style-name="Standard">
      <style:paragraph-properties fo:text-align="justify" style:justify-single-word="false"/>
      <style:text-properties officeooo:paragraph-rsid="00236106"/>
    </style:style>
    <style:style style:name="P10" style:family="paragraph" style:parent-style-name="Standard">
      <style:paragraph-properties fo:text-align="justify" style:justify-single-word="false"/>
      <style:text-properties officeooo:paragraph-rsid="0026d9cf"/>
    </style:style>
    <style:style style:name="P11" style:family="paragraph" style:parent-style-name="Standard">
      <style:paragraph-properties fo:text-align="justify" style:justify-single-word="false"/>
      <style:text-properties officeooo:rsid="000d52d2" officeooo:paragraph-rsid="000d52d2"/>
    </style:style>
    <style:style style:name="P12" style:family="paragraph" style:parent-style-name="Standard">
      <style:paragraph-properties fo:text-align="center" style:justify-single-word="false"/>
      <style:text-properties style:font-name="JetBrains Mono" fo:font-size="10pt" officeooo:rsid="000de638" officeooo:paragraph-rsid="000de638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JetBrains Mono"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JetBrains Mono" fo:font-size="10pt" officeooo:paragraph-rsid="00268e2f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color="#c9211e" loext:opacity="100%" style:font-name="JetBrains Mono" fo:font-size="10pt" officeooo:rsid="000de638" officeooo:paragraph-rsid="000de638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officeooo:rsid="002c19da" officeooo:paragraph-rsid="002c19da"/>
    </style:style>
    <style:style style:name="P17" style:family="paragraph" style:parent-style-name="Table_20_Contents">
      <style:paragraph-properties fo:text-align="center" style:justify-single-word="false"/>
      <style:text-properties style:font-name="JetBrains Mono" fo:font-size="10pt" fo:font-weight="bold" officeooo:rsid="000d63ca" officeooo:paragraph-rsid="000d63ca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JetBrains Mono" fo:font-size="10pt" officeooo:paragraph-rsid="000d63ca" style:font-size-asian="10pt" style:font-size-complex="10pt"/>
    </style:style>
    <style:style style:name="P19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variant="normal" fo:text-transform="none" fo:color="#212529" loext:opacity="100%" style:font-name="JetBrains Mono" fo:font-size="10pt" fo:letter-spacing="normal" fo:font-style="normal" fo:font-weight="normal" officeooo:paragraph-rsid="000de638" style:font-size-asian="10pt" style:font-size-complex="10pt"/>
    </style:style>
    <style:style style:name="P20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variant="normal" fo:text-transform="none" fo:color="#212529" loext:opacity="100%" style:font-name="JetBrains Mono" fo:font-size="10pt" fo:letter-spacing="normal" fo:font-style="normal" fo:font-weight="normal" officeooo:rsid="000d63ca" officeooo:paragraph-rsid="000de638" style:font-size-asian="10pt" style:font-size-complex="10pt"/>
    </style:style>
    <style:style style:name="P21" style:family="paragraph">
      <style:paragraph-properties fo:text-align="justify"/>
      <style:text-properties style:font-name="JetBrains Mono" fo:font-size="10pt" style:font-name-complex="JetBrains Mono" style:font-size-complex="10pt"/>
    </style:style>
    <style:style style:name="P22" style:family="paragraph">
      <loext:graphic-properties draw:fill="none" draw:fill-color="#ffffff"/>
      <style:paragraph-properties fo:text-align="justify"/>
      <style:text-properties style:font-name="JetBrains Mono" fo:font-size="10pt" style:font-name-complex="JetBrains Mono" style:font-size-complex="10pt"/>
    </style:style>
    <style:style style:name="P23" style:family="paragraph">
      <loext:graphic-properties draw:fill="none" draw:fill-color="#ffffff"/>
      <style:text-properties style:font-name="JetBrains Mono" fo:font-size="10pt" style:font-size-asian="10pt" style:font-size-complex="10pt"/>
    </style:style>
    <style:style style:name="P24" style:family="paragraph">
      <style:paragraph-properties fo:text-align="justify"/>
    </style:style>
    <style:style style:name="P25" style:family="paragraph">
      <style:text-properties style:font-name="F" fo:font-size="12pt"/>
    </style:style>
    <style:style style:name="P26" style:family="paragraph">
      <loext:graphic-properties draw:fill="none" draw:fill-color="#ffffff"/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  <style:text-properties style:font-name="JetBrains Mono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style="italic" officeooo:rsid="001025c6" style:font-style-asian="italic" style:font-style-complex="italic"/>
    </style:style>
    <style:style style:name="T3" style:family="text">
      <style:text-properties fo:color="#c9211e" loext:opacity="100%" fo:font-style="italic" officeooo:rsid="0011a3e9" style:font-style-asian="italic" style:font-style-complex="italic"/>
    </style:style>
    <style:style style:name="T4" style:family="text">
      <style:text-properties fo:color="#c9211e" loext:opacity="100%" fo:font-style="italic" officeooo:rsid="001ba1e9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c32e6" style:font-style-asian="italic" style:font-style-complex="italic"/>
    </style:style>
    <style:style style:name="T7" style:family="text">
      <style:text-properties fo:font-style="italic" officeooo:rsid="000d52d2" style:font-style-asian="italic" style:font-style-complex="italic"/>
    </style:style>
    <style:style style:name="T8" style:family="text">
      <style:text-properties fo:font-style="italic" officeooo:rsid="000e4f9d" style:font-style-asian="italic" style:font-style-complex="italic"/>
    </style:style>
    <style:style style:name="T9" style:family="text">
      <style:text-properties fo:font-style="italic" officeooo:rsid="001025c6" style:font-style-asian="italic" style:font-style-complex="italic"/>
    </style:style>
    <style:style style:name="T10" style:family="text">
      <style:text-properties fo:font-style="italic" officeooo:rsid="0011a3e9" style:font-style-asian="italic" style:font-style-complex="italic"/>
    </style:style>
    <style:style style:name="T11" style:family="text">
      <style:text-properties fo:font-style="italic" officeooo:rsid="00151b23" style:font-style-asian="italic" style:font-style-complex="italic"/>
    </style:style>
    <style:style style:name="T12" style:family="text">
      <style:text-properties fo:font-style="italic" officeooo:rsid="0019bb70" style:font-style-asian="italic" style:font-style-complex="italic"/>
    </style:style>
    <style:style style:name="T13" style:family="text">
      <style:text-properties fo:font-style="italic" officeooo:rsid="001ba1e9" style:font-style-asian="italic" style:font-style-complex="italic"/>
    </style:style>
    <style:style style:name="T14" style:family="text">
      <style:text-properties fo:font-style="italic" officeooo:rsid="001d9813" style:font-style-asian="italic" style:font-style-complex="italic"/>
    </style:style>
    <style:style style:name="T15" style:family="text">
      <style:text-properties fo:font-style="italic" officeooo:rsid="001fc1af" style:font-style-asian="italic" style:font-style-complex="italic"/>
    </style:style>
    <style:style style:name="T16" style:family="text">
      <style:text-properties fo:font-style="italic" officeooo:rsid="00236106" style:font-style-asian="italic" style:font-style-complex="italic"/>
    </style:style>
    <style:style style:name="T17" style:family="text">
      <style:text-properties fo:font-style="italic" officeooo:rsid="00293388" style:font-style-asian="italic" style:font-style-complex="italic"/>
    </style:style>
    <style:style style:name="T18" style:family="text">
      <style:text-properties fo:font-style="italic" officeooo:rsid="002d7426" style:font-style-asian="italic" style:font-style-complex="italic"/>
    </style:style>
    <style:style style:name="T19" style:family="text">
      <style:text-properties style:text-position="0% 100%" fo:font-style="italic" style:font-style-asian="italic" style:font-style-complex="italic"/>
    </style:style>
    <style:style style:name="T20" style:family="text">
      <style:text-properties fo:font-variant="normal" fo:text-transform="none" fo:color="#212529" loext:opacity="100%" fo:letter-spacing="normal" fo:font-style="normal" fo:font-weight="normal" officeooo:rsid="000d63ca"/>
    </style:style>
    <style:style style:name="T21" style:family="text">
      <style:text-properties style:use-window-font-color="true" loext:opacity="0%" fo:font-style="italic" officeooo:rsid="001ba1e9" style:font-style-asian="italic" style:font-style-complex="italic"/>
    </style:style>
    <style:style style:name="T22" style:family="text">
      <style:text-properties officeooo:rsid="00203863"/>
    </style:style>
    <style:style style:name="T23" style:family="text">
      <style:text-properties officeooo:rsid="00268e2f"/>
    </style:style>
    <style:style style:name="T24" style:family="text">
      <style:text-properties style:font-name="JetBrains Mono" fo:font-size="10pt" fo:font-weight="bold" style:font-name-complex="JetBrains Mono" style:font-size-complex="10pt" style:font-weight-complex="bold"/>
    </style:style>
    <style:style style:name="T25" style:family="text">
      <style:text-properties style:font-name="JetBrains Mono" fo:font-size="10pt" style:font-size-asian="10pt" style:font-size-complex="10pt"/>
    </style:style>
    <style:style style:name="T26" style:family="text">
      <style:text-properties fo:color="#c9211e" loext:opacity="100%" style:font-name="JetBrains Mono" fo:font-size="10pt" style:font-size-asian="10pt" style:font-size-complex="10pt"/>
    </style:style>
    <style:style style:name="T27" style:family="text">
      <style:text-properties style:font-name="JetBrains Mono" fo:font-size="10pt" fo:font-weight="bold" style:font-size-asian="10pt" style:font-weight-asian="bold" style:font-size-complex="10pt" style:font-weight-complex="bold"/>
    </style:style>
    <style:style style:name="T28" style:family="text">
      <style:text-properties style:font-name="JetBrains Mono" fo:font-size="10pt" style:font-size-asian="10pt" style:font-name-complex="JetBrains Mono" style:font-size-complex="10pt"/>
    </style:style>
    <style:style style:name="T29" style:family="text">
      <style:text-properties style:font-name="JetBrains Mono" fo:font-size="10pt" fo:font-weight="bold" style:font-size-asian="10pt" style:font-size-complex="10pt" style:font-weight-complex="bold"/>
    </style:style>
    <style:style style:name="T30" style:family="text">
      <style:text-properties style:font-name="JetBrains Mono" fo:font-size="10pt" fo:font-weight="bold" style:font-size-asian="10pt" style:font-name-complex="JetBrains Mono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9.7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5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0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0.65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4: Organización directa: Hashing</text:p>
      <text:p text:style-name="P3"/>
      <text:p text:style-name="P1">Alumno: Juan Cruz Mateos</text:p>
      <text:p text:style-name="P1">Mat. 15134</text:p>
      <text:p text:style-name="P1"/>
      <text:p text:style-name="P4">1) Utilizando como función hash <text:span text:style-name="T1">f(x) = x mod 1301</text:span>, conceptualice un archivo directo de <text:span text:style-name="T1">1300 posiciones </text:span>y ubique los siguientes valores:</text:p>
      <text:p text:style-name="P4"/>
      <table:table table:name="Table1" table:style-name="Table1">
        <table:table-column table:style-name="Table1.A" table:number-columns-repeated="2"/>
        <table:table-row table:style-name="TableLine93989774174720">
          <table:table-cell table:style-name="Table1.A1" office:value-type="string">
            <text:p text:style-name="P17">Clave</text:p>
          </table:table-cell>
          <table:table-cell table:style-name="Table1.B1" office:value-type="string">
            <text:p text:style-name="P17">f(Clave) = Clave mod 1301</text:p>
          </table:table-cell>
        </table:table-row>
        <table:table-row table:style-name="TableLine93989774174720">
          <table:table-cell table:style-name="Table1.A2" office:value-type="string">
            <text:p text:style-name="P18"><text:span text:style-name="T20">10168</text:span></text:p>
          </table:table-cell>
          <table:table-cell table:style-name="Table1.B2" office:value-type="string">
            <text:p text:style-name="P12">1061</text:p>
          </table:table-cell>
        </table:table-row>
        <table:table-row table:style-name="TableLine93989774174720">
          <table:table-cell table:style-name="Table1.A2" office:value-type="string">
            <text:p text:style-name="P20">21362</text:p>
          </table:table-cell>
          <table:table-cell table:style-name="Table1.B2" office:value-type="string">
            <text:p text:style-name="P12">546</text:p>
          </table:table-cell>
        </table:table-row>
        <table:table-row table:style-name="TableLine93989774174720">
          <table:table-cell table:style-name="Table1.A2" office:value-type="string">
            <text:p text:style-name="P19">8515</text:p>
          </table:table-cell>
          <table:table-cell table:style-name="Table1.B2" office:value-type="string">
            <text:p text:style-name="P12">709</text:p>
          </table:table-cell>
        </table:table-row>
        <table:table-row table:style-name="TableLine93989774174720">
          <table:table-cell table:style-name="Table1.A2" office:value-type="string">
            <text:p text:style-name="P19">7993</text:p>
          </table:table-cell>
          <table:table-cell table:style-name="Table1.B2" office:value-type="string">
            <text:p text:style-name="P12">187</text:p>
          </table:table-cell>
        </table:table-row>
        <table:table-row table:style-name="TableLine93989774174720">
          <table:table-cell table:style-name="Table1.A2" office:value-type="string">
            <text:p text:style-name="P19">32434</text:p>
          </table:table-cell>
          <table:table-cell table:style-name="Table1.B2" office:value-type="string">
            <text:p text:style-name="P12">1210</text:p>
          </table:table-cell>
        </table:table-row>
        <table:table-row table:style-name="TableLine93989774174720">
          <table:table-cell table:style-name="Table1.A2" office:value-type="string">
            <text:p text:style-name="P19">29786</text:p>
          </table:table-cell>
          <table:table-cell table:style-name="Table1.B2" office:value-type="string">
            <text:p text:style-name="P12">1164</text:p>
          </table:table-cell>
        </table:table-row>
        <table:table-row table:style-name="TableLine93989774174720">
          <table:table-cell table:style-name="Table1.A2" office:value-type="string">
            <text:p text:style-name="P19">35175</text:p>
          </table:table-cell>
          <table:table-cell table:style-name="Table1.B2" office:value-type="string">
            <text:p text:style-name="P12">48</text:p>
          </table:table-cell>
        </table:table-row>
        <table:table-row table:style-name="TableLine93989774174720">
          <table:table-cell table:style-name="Table1.A2" office:value-type="string">
            <text:p text:style-name="P19">50255</text:p>
          </table:table-cell>
          <table:table-cell table:style-name="Table1.B2" office:value-type="string">
            <text:p text:style-name="P12">817</text:p>
          </table:table-cell>
        </table:table-row>
        <table:table-row table:style-name="TableLine93989774174720">
          <table:table-cell table:style-name="Table1.A2" office:value-type="string">
            <text:p text:style-name="P19">32305</text:p>
          </table:table-cell>
          <table:table-cell table:style-name="Table1.B2" office:value-type="string">
            <text:p text:style-name="P12">1081</text:p>
          </table:table-cell>
        </table:table-row>
        <table:table-row table:style-name="TableLine93989774174720">
          <table:table-cell table:style-name="Table1.A2" office:value-type="string">
            <text:p text:style-name="P19">24971</text:p>
          </table:table-cell>
          <table:table-cell table:style-name="Table1.B2" office:value-type="string">
            <text:p text:style-name="P12">252</text:p>
          </table:table-cell>
        </table:table-row>
        <table:table-row table:style-name="TableLine93989774174720">
          <table:table-cell table:style-name="Table1.A2" office:value-type="string">
            <text:p text:style-name="P19">10177</text:p>
          </table:table-cell>
          <table:table-cell table:style-name="Table1.B2" office:value-type="string">
            <text:p text:style-name="P12">1070</text:p>
          </table:table-cell>
        </table:table-row>
        <table:table-row table:style-name="TableLine93989774174720">
          <table:table-cell table:style-name="Table1.A2" office:value-type="string">
            <text:p text:style-name="P19">53101</text:p>
          </table:table-cell>
          <table:table-cell table:style-name="Table1.B2" office:value-type="string">
            <text:p text:style-name="P15">1061 // <text:span text:style-name="T22">colision</text:span></text:p>
          </table:table-cell>
        </table:table-row>
        <table:table-row table:style-name="TableLine93989774174720">
          <table:table-cell table:style-name="Table1.A2" office:value-type="string">
            <text:p text:style-name="P19">12901</text:p>
          </table:table-cell>
          <table:table-cell table:style-name="Table1.B2" office:value-type="string">
            <text:p text:style-name="P12">1192</text:p>
          </table:table-cell>
        </table:table-row>
      </table:table>
      <text:p text:style-name="P4"/>
      <text:p text:style-name="P4"/>
      <text:p text:style-name="P6">Indiquen la cantidad máxima de claves, y cómo calcularía el factor de ocupación. ¿Existieron colisiones? Para 1500 registros ¿qué probabilidad de colisiones hay?</text:p>
      <text:p text:style-name="P6"><text:span text:style-name="T12"/></text:p>
      <text:p text:style-name="P6"><text:span text:style-name="T12">a. </text:span><text:span text:style-name="T6">Cantidad maxima de claves:</text:span></text:p>
      <text:p text:style-name="P8"><text:span text:style-name="T6"><text:s/><text:tab/></text:span><text:span text:style-name="T12">La cantidad maxima de claves no es una limitacion, por lo que no existe tal maximo </text:span><text:span text:style-name="T13">para el espacio de claves</text:span><text:span text:style-name="T12">. </text:span><text:span text:style-name="T2">? <text:s/></text:span><text:span text:style-name="T3">no son direcciones?</text:span></text:p>
      <text:p text:style-name="P7"><text:span text:style-name="T12"><text:tab/>La cantidad maxima de direcciones es </text:span><text:span text:style-name="T6">130</text:span><text:span text:style-name="T9">1,</text:span><text:span text:style-name="T6"> </text:span><text:span text:style-name="T13">estando </text:span><text:span text:style-name="T14">el espacio de direcciones definido por el</text:span><text:span text:style-name="T9"> intervalo [0, 1300]. </text:span></text:p>
      <text:p text:style-name="P7"><text:span text:style-name="T3"/></text:p>
      <text:p text:style-name="P7"><text:span text:style-name="T21">b.</text:span><text:span text:style-name="T4"> </text:span><text:span text:style-name="T6">Factor de ocupacion:</text:span></text:p>
      <text:p text:style-name="P7"><text:span text:style-name="T6"><text:tab/></text:span><text:span text:style-name="T13">Se define el fac</text:span><text:span text:style-name="T15">tor</text:span><text:span text:style-name="T13"> de ocupacion como el cociente entre el </text:span><text:span text:style-name="T16">numero de registros ocupador y el numero de registros disponibles. Suponiendo que el archivo guarda unicamente un registro por direccion y no resuelve las colisiones sino que las ignora (la clave 53101 colisiona con la clave 10168, y como la direccion ya se encuentra ocupada ocurre desbordamiento), la cantidad final de </text:span><text:soft-page-break/><text:span text:style-name="T16">resistros ocupados luego de insertar las claves correpondientes en sus direcciones es de 12. Luego,</text:span><text:span text:style-name="T6"><text:tab/><text:tab/></text:span></text:p>
      <text:p text:style-name="P5"><text:span text:style-name="T10"><text:tab/> <text:s/></text:span><text:span text:style-name="T16">factor de ocupacion = # registros_ocupados / # registros_disponibles</text:span></text:p>
      <text:p text:style-name="P5"><text:span text:style-name="T6"><text:tab/><text:tab/><text:tab/><text:tab/></text:span><text:span text:style-name="T10">=</text:span><text:span text:style-name="T6"> <text:s/></text:span><text:span text:style-name="T7">12 / 1300 * </text:span><text:span text:style-name="T11">100%</text:span></text:p>
      <text:p text:style-name="P9"><text:span text:style-name="T7"><text:tab/> <text:s/><text:tab/><text:tab/><text:tab/>= <text:s text:c="2"/>0.92 %</text:span></text:p>
      <text:p text:style-name="P9"><text:span text:style-name="T16">c. </text:span><text:span text:style-name="T7">Colisiones:</text:span></text:p>
      <text:p text:style-name="P10"><text:span text:style-name="T7"><text:tab/></text:span></text:p>
      <text:p text:style-name="P10"><text:span text:style-name="T7"><text:tab/>- la clave a) 10168 colisiona con la clave l) 53101, ambas apuntando a la direccion 1061.</text:span></text:p>
      <text:p text:style-name="P9"><text:span text:style-name="T7"/></text:p>
      <text:p text:style-name="P9"><text:span text:style-name="T16">d. </text:span><text:span text:style-name="T7">La probabilidad que una determinada direccion posea x registros asignados se puede calcular como:</text:span></text:p>
      <text:p text:style-name="P11"><text:span text:style-name="T5"><text:tab/><text:tab/><text:tab/> <text:s text:c="6"/>p(x) ~ (r/N)</text:span><text:span text:style-name="T19">^x * e^ (-r/N) </text:span><text:span text:style-name="T5"><text:s/>/ </text:span><text:span text:style-name="T8">x! <text:s text:c="9"/>para N y r grandes</text:span></text:p>
      <text:p text:style-name="P11"><text:span text:style-name="T8"/></text:p>
      <text:p text:style-name="P11"><text:span text:style-name="T8"><text:tab/><text:tab/></text:span><text:span text:style-name="T17">p(x): probabilidad de que una direccion dada tenga x registros asignados</text:span></text:p>
      <text:p text:style-name="P11"><text:span text:style-name="T17"><text:tab/><text:tab/>N: numero de direcciones disponibles</text:span></text:p>
      <text:p text:style-name="P11"><text:span text:style-name="T17"><text:tab/><text:tab/>r: numero de registros a guardar</text:span></text:p>
      <text:p text:style-name="P11"><text:span text:style-name="T17"/></text:p>
      <text:p text:style-name="P16"><text:span text:style-name="T7">L</text:span><text:span text:style-name="T5">uego, la probabilidad de que ocurran colisiones es la probabilidad de que a una determinada direccion posea mas de un registro asignado </text:span><text:span text:style-name="T18">(es decir, que contenga claves sinonimas)</text:span><text:span text:style-name="T5">. Entonces,</text:span></text:p>
      <text:p text:style-name="P16"><text:span text:style-name="T5"><text:tab/><text:tab/></text:span></text:p>
      <text:p text:style-name="P16"><text:span text:style-name="T5"><text:tab/><text:tab/>N = 1300</text:span></text:p>
      <text:p text:style-name="P16"><text:span text:style-name="T5"><text:tab/><text:tab/>r = 1500</text:span></text:p>
      <text:p text:style-name="P16"><text:span text:style-name="T5"/></text:p>
      <text:p text:style-name="P16"><text:span text:style-name="T5"><text:tab/><text:tab/>nro colisiones = N * (1 – p(0) – p(1))</text:span></text:p>
      <text:p text:style-name="P16"><text:span text:style-name="T5"><text:tab/><text:tab/><text:tab/><text:tab/>= 416.82</text:span></text:p>
      <text:p text:style-name="P16"><text:span text:style-name="T5"><text:tab/><text:tab/><text:tab/><text:tab/>~ 417</text:span></text:p>
      <text:p text:style-name="P16"><text:span text:style-name="T5"/></text:p>
      <text:p text:style-name="P16"><text:span text:style-name="T5"><text:tab/><text:tab/>probabilidad = 417 / 1300 * 100 = 32.08% </text:span></text:p>
      <text:p text:style-name="P4"/>
      <text:p text:style-name="P4">2) Suponga un archivo de organización directa de <text:span text:style-name="T1">512 posiciones</text:span>. Usando una función hash con <text:span text:style-name="T1">método de compresión</text:span> y seleccionando el número primo adecuado, calcule las posiciones donde irían los siguientes registros alfanuméricos:</text:p>
      <text:p text:style-name="P4"><draw:frame text:anchor-type="paragraph" draw:z-index="0" draw:name="Shape1" draw:style-name="gr4" draw:text-style-name="P27" svg:width="4.102cm" svg:height="10.939cm" svg:x="9.994cm" svg:y="0.402cm"><draw:text-box><text:p text:style-name="P21"><text:span text:style-name="T25">clave = </text:span><text:span text:style-name="T30">ojo</text:span></text:p><text:p text:style-name="P21"><text:span text:style-name="T25">o: 0b1101111</text:span></text:p><text:p text:style-name="P21"><text:span text:style-name="T25">j: 0b1101010</text:span></text:p><text:p text:style-name="P21"><text:span text:style-name="T25">o: 0b1101111</text:span></text:p><text:p text:style-name="P21"><text:span text:style-name="T25">xor mod 512 = </text:span><text:span text:style-name="T30">106</text:span></text:p><text:p text:style-name="P24"><text:span text:style-name="T25"/></text:p><text:p text:style-name="P24"><text:span text:style-name="T25">clave = </text:span><text:span text:style-name="T29">ojota</text:span></text:p><text:p text:style-name="P24"><text:span text:style-name="T25">o: 0b1101111</text:span></text:p><text:p text:style-name="P24"><text:span text:style-name="T25">j: 0b1101010</text:span></text:p><text:p text:style-name="P24"><text:span text:style-name="T25">o: 0b1101111</text:span></text:p><text:p text:style-name="P24"><text:span text:style-name="T25">t: 0b1110100</text:span></text:p><text:p text:style-name="P24"><text:span text:style-name="T25">a: 0b1100001</text:span></text:p><text:p><text:span text:style-name="T28">xor </text:span><text:span text:style-name="T25">mod 512 = </text:span><text:span text:style-name="T29">127</text:span></text:p><text:p text:style-name="P24"><text:span text:style-name="T25"/></text:p><text:p text:style-name="P24"><text:span text:style-name="T25">clave = </text:span><text:span text:style-name="T27">caradura</text:span></text:p><text:p text:style-name="P24"><text:span text:style-name="T25">c: 0b1100011</text:span></text:p><text:p text:style-name="P24"><text:span text:style-name="T25">a: 0b1100001</text:span></text:p><text:p text:style-name="P24"><text:span text:style-name="T25">r: 0b1110010</text:span></text:p><text:p text:style-name="P24"><text:span text:style-name="T25">a: 0b1100001</text:span></text:p><text:p text:style-name="P24"><text:span text:style-name="T25">d: 0b1100100</text:span></text:p><text:p text:style-name="P24"><text:span text:style-name="T25">u: 0b1110101</text:span></text:p><text:p text:style-name="P24"><text:span text:style-name="T25">r: 0b1110010</text:span></text:p><text:p text:style-name="P24"><text:span text:style-name="T25">a: 0b1100001</text:span></text:p><text:p text:style-name="P24"><text:span text:style-name="T28">xor </text:span><text:span text:style-name="T25">mod 512 = </text:span><text:span text:style-name="T29">19</text:span></text:p><text:p text:style-name="P24"><text:span text:style-name="T25"/></text:p></draw:text-box></draw:frame><draw:frame text:anchor-type="paragraph" draw:z-index="3" draw:name="Shape4" draw:style-name="gr1" draw:text-style-name="P22" svg:width="4.525cm" svg:height="9.764cm" svg:x="3.591cm" svg:y="0.402cm"><draw:text-box><text:p text:style-name="P21">clave = <text:span text:style-name="T24">limon</text:span></text:p><text:p text:style-name="P21">l: 0b1101100</text:p><text:p text:style-name="P21">i: 0b1101001</text:p><text:p text:style-name="P21">m: 0b1101101</text:p><text:p text:style-name="P21">o: 0b1101111</text:p><text:p text:style-name="P21">n: 0b1101110</text:p><text:p text:style-name="P21">xor mod 512 = <text:span text:style-name="T24">105</text:span></text:p><text:p text:style-name="P21"/><text:p text:style-name="P21">clave = <text:span text:style-name="T24">gato</text:span></text:p><text:p text:style-name="P21">g: 0b1100111</text:p><text:p text:style-name="P21">a: 0b1100001</text:p><text:p text:style-name="P21">t: 0b1110100</text:p><text:p text:style-name="P21">o: 0b1101111</text:p><text:p text:style-name="P21">xor mod 512 = <text:span text:style-name="T24">29</text:span></text:p><text:p text:style-name="P21"/><text:p text:style-name="P21">clave = <text:span text:style-name="T24">vodka</text:span></text:p><text:p text:style-name="P21">v: 0b1110110</text:p><text:p text:style-name="P21">o: 0b1101111</text:p><text:p text:style-name="P21">d: 0b1100100</text:p><text:p text:style-name="P21">k: 0b1101011</text:p><text:p text:style-name="P21">a: 0b1100001</text:p><text:p text:style-name="P21">xor mod 512 = <text:span text:style-name="T24">119</text:span></text:p></draw:text-box></draw:frame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/>
      <text:p text:style-name="P13"><draw:frame text:anchor-type="paragraph" draw:z-index="1" draw:name="Shape2" draw:style-name="gr3" draw:text-style-name="P26" svg:width="3.758cm" svg:height="7.187cm" svg:x="3.512cm" svg:y="0.249cm"><draw:text-box><text:p text:style-name="P24"><text:span text:style-name="T25">clave = </text:span><text:span text:style-name="T27">caradura</text:span></text:p><text:p text:style-name="P24"><text:span text:style-name="T25">c: 0b1100011</text:span></text:p><text:p text:style-name="P24"><text:span text:style-name="T25">a: 0b1100001</text:span></text:p><text:p text:style-name="P24"><text:span text:style-name="T25">r: 0b1110010</text:span></text:p><text:p text:style-name="P24"><text:span text:style-name="T25">a: 0b1100001</text:span></text:p><text:p text:style-name="P24"><text:span text:style-name="T25">d: 0b1100100</text:span></text:p><text:p text:style-name="P24"><text:span text:style-name="T25">u: 0b1110101</text:span></text:p><text:p text:style-name="P24"><text:span text:style-name="T25">r: 0b1110010</text:span></text:p><text:p text:style-name="P24"><text:span text:style-name="T25">a: 0b1100001</text:span></text:p><text:p text:style-name="P24"><text:span text:style-name="T28">xor </text:span><text:span text:style-name="T25">mod 512 = </text:span><text:span text:style-name="T29">19</text:span></text:p><text:p text:style-name="P24"><text:span text:style-name="T25"/></text:p><text:p text:style-name="P24"><text:span text:style-name="T25">clave = </text:span><text:span text:style-name="T27">ah</text:span></text:p><text:p text:style-name="P24"><text:span text:style-name="T25">a: 0b1100001</text:span></text:p><text:p text:style-name="P24"><text:span text:style-name="T25">h: 0b1101000</text:span></text:p><text:p text:style-name="P25"><text:span text:style-name="T28">xor </text:span><text:span text:style-name="T25">mod 512 = </text:span><text:span text:style-name="T29">9</text:span></text:p><text:p text:style-name="P25"><text:span text:style-name="T29"/></text:p></draw:text-box></draw:frame><text:soft-page-break/></text:p>
      <text:p text:style-name="P13"/>
      <text:p text:style-name="P13"><draw:frame text:anchor-type="paragraph" draw:z-index="2" draw:name="Shape3" draw:style-name="gr2" draw:text-style-name="P23" svg:width="4.631cm" svg:height="4.578cm" svg:x="10.523cm" svg:y="0.353cm"><draw:text-box><text:p><text:span text:style-name="T25"><text:s text:c="2"/></text:span><text:span text:style-name="T25">clave <text:s text:c="2"/>| <text:s text:c="2"/>hash</text:span></text:p><text:p><text:span text:style-name="T25">-------------------</text:span><text:span text:style-name="T25">-</text:span></text:p><text:p><text:span text:style-name="T25">limon</text:span><text:span text:style-name="T25"><text:tab/></text:span><text:span text:style-name="T25"><text:tab/></text:span><text:span text:style-name="T25"> <text:s text:c="3"/>| <text:s text:c="2"/>105</text:span></text:p><text:p><text:span text:style-name="T25">gato <text:s text:c="5"/>| <text:s text:c="2"/>29</text:span></text:p><text:p><text:span text:style-name="T25">vodka</text:span><text:span text:style-name="T25"><text:tab/></text:span><text:span text:style-name="T25"><text:tab/></text:span><text:span text:style-name="T25"> <text:s text:c="3"/>|</text:span><text:span text:style-name="T25"><text:tab/></text:span><text:span text:style-name="T25"> <text:s/>119</text:span></text:p><text:p><text:span text:style-name="T25">ojo</text:span><text:span text:style-name="T25"><text:tab/></text:span><text:span text:style-name="T25"> <text:s text:c="3"/>| <text:s text:c="2"/>106</text:span></text:p><text:p><text:span text:style-name="T25">ojota</text:span><text:span text:style-name="T25"><text:tab/></text:span><text:span text:style-name="T25"><text:tab/></text:span><text:span text:style-name="T25"> <text:s text:c="3"/>|</text:span><text:span text:style-name="T25"><text:tab/></text:span><text:span text:style-name="T25"> <text:s/>127</text:span></text:p><text:p><text:span text:style-name="T25">caradura <text:s/>|</text:span><text:span text:style-name="T25"><text:tab/></text:span><text:span text:style-name="T25"> <text:s/>19</text:span></text:p><text:p><text:span text:style-name="T25">caradura <text:s/>|</text:span><text:span text:style-name="T25"><text:tab/></text:span><text:span text:style-name="T25"> <text:s/></text:span><text:span text:style-name="T26">19</text:span></text:p><text:p><text:span text:style-name="T25">ah <text:s text:c="7"/>| <text:s text:c="2"/>9</text:span></text:p></draw:text-box></draw:frame></text:p>
      <text:p text:style-name="P13"/>
      <text:p text:style-name="P13"/>
      <text:p text:style-name="P13"/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/>
      <text:p text:style-name="P4"/>
      <text:p text:style-name="P4">3) ¿En qué se diferencia y qué ventajas tienen el manejo de colisiones dispersión, por distribución por almacenamiento por cubetas y por área de overflow separada?</text:p>
      <text:p text:style-name="P4"/>
      <text:p text:style-name="P4"/>
      <text:p text:style-name="P4">Ejercicio de programación:</text:p>
      <text:p text:style-name="P4"/>
      <text:p text:style-name="P4">1) Suponga un sistema para la gestión de una maratón de 42Km. El cupo máximo es de 12000 corredores. En la inscripción cada corredor provee: número de DNI, nombre, sexo, edad, categoría. Hay un último campo que es el tiempo (que se carga al finalizar la carrera).</text:p>
      <text:p text:style-name="P4"/>
      <text:p text:style-name="P4">Para la solución se deberá usar un archivo directo, donde deberá diseñar una función hash que mapee número de DNI a posición en el archivo (que es el número de corredor otorgado en el momento de la inscripción).</text:p>
      <text:p text:style-name="P4"/>
      <text:p text:style-name="P4">Implemente: función hash, archivo, altas, modificaciones, bajas. Carga de tiempos. Listados de tiempos general y por categoría.</text:p>
      <text:p text:style-name="P4"/>
      <text:p text:style-name="P4">¿Es eficiente esta solución al momento de imprimir los listados de clasificaciones generales y por categorías? ¿Usaría la misma solución si la toma de tiempo se hace de forma electrónica con sensores tipo RFID en la largada, media maratón (km 21) y final (Km 42)? ¿Qué cambiaría?</text:p>
      <text:p text:style-name="P4"/>
      <text:p text:style-name="P4"/>
      <text:p text:style-name="P4">2) Suponga un sistema para el manejo de personal de una empresa. Los datos a almacenar son apellido y nombre, dirección, teléfono, y fecha de ingreso.</text:p>
      <text:p text:style-name="P4"/>
      <text:p text:style-name="P4">Para la solución se plantea un archivo directo donde el apellido y nombre es la clave de acceso.</text:p>
      <text:p text:style-name="P4"/>
      <text:p text:style-name="P4">Implemente una función hash, creación de archivo principal, alta, modificaciones, bajas. El manejo de colisiones se debe resolver por área separada de overflow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JetBrains Mono SemiBold" svg:font-family="'JetBrains Mono SemiBold', monospace, monospace, 'Droid Sans Fallback', 'Droid Sans Mono', monospace, monospace, 'Droid Sans Fallback'"/>
    <style:font-face style:name="Lohit Devanagari2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F" svg:font-family="" style:font-family-generic="roman"/>
    <style:font-face style:name="JetBrains Mono" svg:font-family="'JetBrains Mono'" style:font-pitch="fixed"/>
    <style:font-face style:name="JetBrains Mono1" svg:font-family="'JetBrains Mono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22:40:59.298770307</meta:creation-date>
    <meta:generator>LibreOffice/7.1.6.2$Linux_X86_64 LibreOffice_project/10$Build-2</meta:generator>
    <dc:date>2021-10-08T16:43:38.587877293</dc:date>
    <meta:editing-duration>P1DT6H33M41S</meta:editing-duration>
    <meta:editing-cycles>31</meta:editing-cycles>
    <meta:document-statistic meta:table-count="1" meta:image-count="0" meta:object-count="0" meta:page-count="3" meta:paragraph-count="67" meta:word-count="639" meta:character-count="3848" meta:non-whitespace-character-count="3201"/>
  </office:meta>
</office:document-meta>
</file>